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7600000333A592F343E640CD8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35cm"/>
    </style:style>
    <style:style style:name="gr3" style:family="graphic" style:parent-style-name="standard">
      <style:graphic-properties draw:stroke="none" svg:stroke-color="#000000" draw:fill="none" draw:fill-color="#ffffff" fo:min-height="0.137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048cm" svg:x="1cm" svg:y="6.945cm">
          <draw:image xlink:href="Pictures/100002010000047600000333A592F343E640CD88.png" xlink:type="simple" xlink:show="embed" xlink:actuate="onLoad">
            <text:p/>
          </draw:image>
        </draw:frame>
        <draw:frame draw:style-name="gr2" draw:text-style-name="P3" draw:layer="layout" svg:width="3.3cm" svg:height="0.887cm" svg:x="6.1cm" svg:y="17.7cm">
          <draw:text-box>
            <text:p text:style-name="P2"><text:span text:style-name="T1"><text:s/></text:span><text:span text:style-name="T1">Pressure </text:span></text:p>
            <text:p text:style-name="P2"><text:span text:style-name="T1">Relief Line</text:span></text:p>
          </draw:text-box>
        </draw:frame>
        <draw:frame draw:style-name="gr2" draw:text-style-name="P3" draw:layer="layout" svg:width="3.3cm" svg:height="0.6cm" svg:x="13cm" svg:y="14.4cm">
          <draw:text-box>
            <text:p text:style-name="P2"><text:span text:style-name="T1">Tank 700 bar Type 4</text:span></text:p>
          </draw:text-box>
        </draw:frame>
        <draw:frame draw:style-name="gr2" draw:text-style-name="P3" draw:layer="layout" svg:width="3.3cm" svg:height="0.887cm" svg:x="12.1cm" svg:y="15.8cm">
          <draw:text-box>
            <text:p text:style-name="P2"><text:span text:style-name="T1">Thermocouple</text:span></text:p>
            <text:p text:style-name="P2"><text:span text:style-name="T1"><text:s text:c="7"/></text:span><text:span text:style-name="T1">Array</text:span></text:p>
          </draw:text-box>
        </draw:frame>
        <draw:frame draw:style-name="gr2" draw:text-style-name="P3" draw:layer="layout" svg:width="3.3cm" svg:height="0.6cm" svg:x="12.5cm" svg:y="19.4cm">
          <draw:text-box>
            <text:p text:style-name="P2"><text:span text:style-name="T1">Load Cell</text:span></text:p>
          </draw:text-box>
        </draw:frame>
        <draw:frame draw:style-name="gr2" draw:text-style-name="P3" draw:layer="layout" svg:width="3.3cm" svg:height="0.887cm" svg:x="5.4cm" svg:y="19.1cm">
          <draw:text-box>
            <text:p text:style-name="P2"><text:span text:style-name="T1">Station </text:span></text:p>
            <text:p text:style-name="P2"><text:span text:style-name="T1"><text:s text:c="2"/></text:span><text:span text:style-name="T1">Vent</text:span></text:p>
          </draw:text-box>
        </draw:frame>
        <draw:frame draw:style-name="gr2" draw:text-style-name="P3" draw:layer="layout" svg:width="3.3cm" svg:height="0.887cm" svg:x="7.3cm" svg:y="13.813cm">
          <draw:text-box>
            <text:p text:style-name="P2"><text:span text:style-name="T1">Fueling </text:span></text:p>
            <text:p text:style-name="P2"><text:span text:style-name="T1">Nozzle</text:span></text:p>
          </draw:text-box>
        </draw:frame>
        <draw:frame draw:style-name="gr3" draw:text-style-name="P3" draw:layer="layout" svg:width="3.3cm" svg:height="1.523cm" svg:x="3.3cm" svg:y="13.9cm">
          <draw:text-box>
            <text:p text:style-name="P2"><text:span text:style-name="T1">Hydrogen </text:span></text:p>
            <text:p text:style-name="P2"><text:span text:style-name="T1">Dispenser</text:span></text:p>
            <text:p text:style-name="P2"><text:span text:style-name="T1"/></text:p>
            <text:p text:style-name="P2"><text:span text:style-name="T1">&gt; 700 B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1-27T21:41:51.030537260</dc:date>
    <meta:editing-duration>PT10M34S</meta:editing-duration>
    <meta:editing-cycles>1</meta:editing-cycles>
    <meta:document-statistic meta:object-count="8"/>
    <meta:generator>LibreOffice/5.1.4.2$Linux_X86_64 LibreOffice_project/10m0$Build-2</meta:generator>
  </office:meta>
</office:document-meta>
</file>